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Utils.appendAttribute( UIComponent component , String name , String append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tils.generateAttribute(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Utils.generateOnchange( UIInput component ,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